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4000001F4002ECEADFCA15E66.jpg" manifest:media-type="image/jpeg"/>
  <manifest:file-entry manifest:full-path="Pictures/10000000000006D4000004D85D8BAF2914647E72.jpg" manifest:media-type="image/jpeg"/>
  <manifest:file-entry manifest:full-path="Pictures/1000000000000258000002583559A6A93546D61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1654in" svg:y="-0.0055in" svg:width="3in" svg:height="3in" draw:z-index="0"><draw:image xlink:href="Pictures/1000000000000258000002583559A6A93546D61F.jpg" xlink:type="simple" xlink:show="embed" xlink:actuate="onLoad" draw:mime-type="image/jpeg"/></draw:frame><draw:frame draw:style-name="fr1" draw:name="Image2" text:anchor-type="char" svg:x="-0.3228in" svg:y="0in" svg:width="4.2299in" svg:height="3in" draw:z-index="1"><draw:image xlink:href="Pictures/10000000000006D4000004D85D8BAF2914647E72.jpg" xlink:type="simple" xlink:show="embed" xlink:actuate="onLoad" draw:mime-type="image/jpeg"/></draw:frame><draw:frame draw:style-name="fr1" draw:name="Image3" text:anchor-type="char" svg:x="0.2563in" svg:y="3.2811in" svg:width="3in" svg:height="3in" draw:z-index="2"><draw:image xlink:href="Pictures/10000000000001F4000001F4002ECEADFCA15E66.jpg" xlink:type="simple" xlink:show="embed" xlink:actuate="onLoad" draw:mime-type="image/jpeg"/></draw:frame><draw:frame draw:style-name="fr1" draw:name="Image4" text:anchor-type="char" svg:x="3.5374in" svg:y="3.2811in" svg:width="3in" svg:height="3in" draw:z-index="3"><draw:image xlink:href="Pictures/10000000000001F4000001F4002ECEADFCA15E66.jpg" xlink:type="simple" xlink:show="embed" xlink:actuate="onLoad" draw:mime-type="image/jpeg"/></draw:frame><draw:frame draw:style-name="fr1" draw:name="Image5" text:anchor-type="char" svg:x="0.2492in" svg:y="6.5626in" svg:width="3in" svg:height="3in" draw:z-index="4"><draw:image xlink:href="Pictures/10000000000001F4000001F4002ECEADFCA15E66.jpg" xlink:type="simple" xlink:show="embed" xlink:actuate="onLoad" draw:mime-type="image/jpeg"/></draw:frame><draw:frame draw:style-name="fr1" draw:name="Image6" text:anchor-type="char" svg:x="3.5374in" svg:y="6.5626in" svg:width="3in" svg:height="3in" draw:z-index="5"><draw:image xlink:href="Pictures/10000000000001F4000001F4002ECEADFCA15E6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51:44.674864530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6" meta:object-count="0" meta:page-count="1" meta:paragraph-count="0" meta:word-count="0" meta:character-count="0" meta:non-whitespace-character-count="0"/>
  </office:meta>
</office:document-meta>
</file>